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1.295cm"/>
    </style:style>
    <style:style style:name="co8" style:family="table-column">
      <style:table-column-properties fo:break-before="auto" style:column-width="2.194cm"/>
    </style:style>
    <style:style style:name="co9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173cm"/>
    </style:style>
    <style:style style:name="co13" style:family="table-column">
      <style:table-column-properties fo:break-before="auto" style:column-width="2.02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866cm"/>
    </style:style>
    <style:style style:name="co18" style:family="table-column">
      <style:table-column-properties fo:break-before="auto" style:column-width="1.909cm"/>
    </style:style>
    <style:style style:name="co19" style:family="table-column">
      <style:table-column-properties fo:break-before="auto" style:column-width="1.755cm"/>
    </style:style>
    <style:style style:name="co20" style:family="table-column">
      <style:table-column-properties fo:break-before="auto" style:column-width="1.69cm"/>
    </style:style>
    <style:style style:name="co21" style:family="table-column">
      <style:table-column-properties fo:break-before="auto" style:column-width="3.052cm"/>
    </style:style>
    <style:style style:name="co22" style:family="table-column">
      <style:table-column-properties fo:break-before="auto" style:column-width="1.228cm"/>
    </style:style>
    <style:style style:name="co23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1635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231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231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231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231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3938" calcext:value-type="float">
            <text:p><text:s text:c="3"/>3,938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3932" calcext:value-type="float">
            <text:p><text:s text:c="3"/>3,932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style-name="ce57" office:value-type="float" office:value="1831" calcext:value-type="float">
            <text:p><text:s text:c="3"/>1,8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3520" calcext:value-type="float">
            <text:p><text:s text:c="3"/>3,520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3515" calcext:value-type="float">
            <text:p><text:s text:c="3"/>3,515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style-name="ce58" office:value-type="float" office:value="1359" calcext:value-type="float">
            <text:p><text:s text:c="3"/>1,3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style-name="ce59" office:value-type="float" office:value="7864" calcext:value-type="float">
            <text:p><text:s text:c="3"/>7,864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style-name="ce59" office:value-type="float" office:value="7711" calcext:value-type="float">
            <text:p><text:s text:c="3"/>7,71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4110" calcext:value-type="float">
            <text:p><text:s text:c="3"/>4,11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4065" calcext:value-type="float">
            <text:p><text:s text:c="3"/>4,06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3754" calcext:value-type="float">
            <text:p><text:s text:c="3"/>3,754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3646" calcext:value-type="float">
            <text:p><text:s text:c="3"/>3,646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330" calcext:value-type="float">
            <text:p><text:s text:c="3"/>33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style-name="ce60" office:value-type="float" office:value="4039" calcext:value-type="float">
            <text:p><text:s text:c="3"/>4,039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19" office:value-type="string" calcext:value-type="string" table:number-columns-spanned="1" table:number-rows-spanned="3">
            <text:p>114年</text:p>
            <text:p>截至10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6722" calcext:value-type="float">
            <text:p><text:s text:c="3"/>86,722</text:p>
          </table:table-cell>
          <table:table-cell table:style-name="ce57" office:value-type="float" office:value="80325" calcext:value-type="float">
            <text:p><text:s text:c="3"/>80,325</text:p>
          </table:table-cell>
          <table:table-cell table:style-name="ce57" office:value-type="float" office:value="3022" calcext:value-type="float">
            <text:p><text:s text:c="3"/>3,022</text:p>
          </table:table-cell>
          <table:table-cell table:style-name="ce57" office:value-type="float" office:value="2746" calcext:value-type="float">
            <text:p><text:s text:c="3"/>2,746</text:p>
          </table:table-cell>
          <table:table-cell table:style-name="ce57" office:value-type="float" office:value="276" calcext:value-type="float">
            <text:p><text:s text:c="3"/>276</text:p>
          </table:table-cell>
          <table:table-cell table:style-name="ce57" office:value-type="float" office:value="3375" calcext:value-type="float">
            <text:p><text:s text:c="3"/>3,375</text:p>
          </table:table-cell>
          <table:table-cell table:style-name="ce57" office:value-type="float" office:value="2756" calcext:value-type="float">
            <text:p><text:s text:c="3"/>2,756</text:p>
          </table:table-cell>
          <table:table-cell table:style-name="ce57" office:value-type="float" office:value="619" calcext:value-type="float">
            <text:p><text:s text:c="3"/>619</text:p>
          </table:table-cell>
          <table:table-cell table:style-name="ce57" office:value-type="float" office:value="85262" calcext:value-type="float">
            <text:p><text:s text:c="3"/>85,262</text:p>
          </table:table-cell>
          <table:table-cell table:style-name="ce57" office:value-type="float" office:value="78892" calcext:value-type="float">
            <text:p><text:s text:c="3"/>78,892</text:p>
          </table:table-cell>
          <table:table-cell table:style-name="ce57" office:value-type="float" office:value="3012" calcext:value-type="float">
            <text:p><text:s text:c="3"/>3,012</text:p>
          </table:table-cell>
          <table:table-cell table:style-name="ce57" office:value-type="float" office:value="2744" calcext:value-type="float">
            <text:p><text:s text:c="3"/>2,744</text:p>
          </table:table-cell>
          <table:table-cell table:style-name="ce57" office:value-type="float" office:value="268" calcext:value-type="float">
            <text:p><text:s text:c="3"/>268</text:p>
          </table:table-cell>
          <table:table-cell table:style-name="ce57" office:value-type="float" office:value="3358" calcext:value-type="float">
            <text:p><text:s text:c="3"/>3,358</text:p>
          </table:table-cell>
          <table:table-cell table:style-name="ce57" office:value-type="float" office:value="2748" calcext:value-type="float">
            <text:p><text:s text:c="3"/>2,748</text:p>
          </table:table-cell>
          <table:table-cell table:style-name="ce57" office:value-type="float" office:value="610" calcext:value-type="float">
            <text:p><text:s text:c="3"/>610</text:p>
          </table:table-cell>
          <table:table-cell table:style-name="ce57" office:value-type="float" office:value="1460" calcext:value-type="float">
            <text:p><text:s text:c="3"/>1,460</text:p>
          </table:table-cell>
          <table:table-cell table:style-name="ce57" office:value-type="float" office:value="1433" calcext:value-type="float">
            <text:p><text:s text:c="3"/>1,43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117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2977" calcext:value-type="float">
            <text:p><text:s text:c="3"/>42,977</text:p>
          </table:table-cell>
          <table:table-cell table:style-name="ce58" office:value-type="float" office:value="41854" calcext:value-type="float">
            <text:p><text:s text:c="3"/>41,854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280" calcext:value-type="float">
            <text:p><text:s text:c="3"/>280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715" calcext:value-type="float">
            <text:p><text:s text:c="3"/>715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480" calcext:value-type="float">
            <text:p><text:s text:c="3"/>480</text:p>
          </table:table-cell>
          <table:table-cell table:style-name="ce58" office:value-type="float" office:value="42631" calcext:value-type="float">
            <text:p><text:s text:c="3"/>42,631</text:p>
          </table:table-cell>
          <table:table-cell table:style-name="ce58" office:value-type="float" office:value="41521" calcext:value-type="float">
            <text:p><text:s text:c="3"/>41,521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279" calcext:value-type="float">
            <text:p><text:s text:c="3"/>279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705" calcext:value-type="float">
            <text:p><text:s text:c="3"/>705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58" office:value-type="float" office:value="473" calcext:value-type="float">
            <text:p><text:s text:c="3"/>473</text:p>
          </table:table-cell>
          <table:table-cell table:style-name="ce58" office:value-type="float" office:value="346" calcext:value-type="float">
            <text:p><text:s text:c="3"/>346</text:p>
          </table:table-cell>
          <table:table-cell table:style-name="ce58" office:value-type="float" office:value="333" calcext:value-type="float">
            <text:p><text:s text:c="3"/>33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8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745" calcext:value-type="float">
            <text:p><text:s text:c="3"/>43,745</text:p>
          </table:table-cell>
          <table:table-cell table:style-name="ce58" office:value-type="float" office:value="38471" calcext:value-type="float">
            <text:p><text:s text:c="3"/>38,471</text:p>
          </table:table-cell>
          <table:table-cell table:style-name="ce58" office:value-type="float" office:value="2614" calcext:value-type="float">
            <text:p><text:s text:c="3"/>2,614</text:p>
          </table:table-cell>
          <table:table-cell table:style-name="ce58" office:value-type="float" office:value="2466" calcext:value-type="float">
            <text:p><text:s text:c="3"/>2,466</text:p>
          </table:table-cell>
          <table:table-cell table:style-name="ce58" office:value-type="float" office:value="148" calcext:value-type="float">
            <text:p><text:s text:c="3"/>148</text:p>
          </table:table-cell>
          <table:table-cell table:style-name="ce58" office:value-type="float" office:value="2660" calcext:value-type="float">
            <text:p><text:s text:c="3"/>2,660</text:p>
          </table:table-cell>
          <table:table-cell table:style-name="ce58" office:value-type="float" office:value="2521" calcext:value-type="float">
            <text:p><text:s text:c="3"/>2,521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42631" calcext:value-type="float">
            <text:p><text:s text:c="3"/>42,631</text:p>
          </table:table-cell>
          <table:table-cell table:style-name="ce58" office:value-type="float" office:value="37371" calcext:value-type="float">
            <text:p><text:s text:c="3"/>37,371</text:p>
          </table:table-cell>
          <table:table-cell table:style-name="ce58" office:value-type="float" office:value="2607" calcext:value-type="float">
            <text:p><text:s text:c="3"/>2,607</text:p>
          </table:table-cell>
          <table:table-cell table:style-name="ce58" office:value-type="float" office:value="2465" calcext:value-type="float">
            <text:p><text:s text:c="3"/>2,465</text:p>
          </table:table-cell>
          <table:table-cell table:style-name="ce58" office:value-type="float" office:value="142" calcext:value-type="float">
            <text:p><text:s text:c="3"/>142</text:p>
          </table:table-cell>
          <table:table-cell table:style-name="ce58" office:value-type="float" office:value="2653" calcext:value-type="float">
            <text:p><text:s text:c="3"/>2,653</text:p>
          </table:table-cell>
          <table:table-cell table:style-name="ce58" office:value-type="float" office:value="2516" calcext:value-type="float">
            <text:p><text:s text:c="3"/>2,516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1114" calcext:value-type="float">
            <text:p><text:s text:c="3"/>1,114</text:p>
          </table:table-cell>
          <table:table-cell table:style-name="ce58" office:value-type="float" office:value="1100" calcext:value-type="float">
            <text:p><text:s text:c="3"/>1,10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style-name="ce60" office:value-type="float" office:value="3258" calcext:value-type="float">
            <text:p><text:s text:c="3"/>3,25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3227" calcext:value-type="float">
            <text:p><text:s text:c="3"/>3,227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320" calcext:value-type="float">
            <text:p><text:s text:c="3"/>320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style-name="ce60" office:value-type="float" office:value="3723" calcext:value-type="float">
            <text:p><text:s text:c="3"/>3,723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627" calcext:value-type="float">
            <text:p><text:s text:c="3"/>3,627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style-name="ce59" office:value-type="float" office:value="8014" calcext:value-type="float">
            <text:p><text:s text:c="3"/>8,014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style-name="ce59" office:value-type="float" office:value="7855" calcext:value-type="float">
            <text:p><text:s text:c="3"/>7,85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4135" calcext:value-type="float">
            <text:p><text:s text:c="3"/>4,135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51" calcext:value-type="float">
            <text:p><text:s text:c="3"/>3,851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style-name="ce60" office:value-type="float" office:value="3720" calcext:value-type="float">
            <text:p><text:s text:c="3"/>3,72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style-name="ce59" office:value-type="float" office:value="8422" calcext:value-type="float">
            <text:p><text:s text:c="3"/>8,422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79" calcext:value-type="float">
            <text:p><text:s text:c="3"/>4,379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style-name="ce60" office:value-type="float" office:value="4043" calcext:value-type="float">
            <text:p><text:s text:c="3"/>4,043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3932" calcext:value-type="float">
            <text:p><text:s text:c="3"/>3,93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style-name="ce60" office:value-type="float" office:value="4048" calcext:value-type="float">
            <text:p><text:s text:c="3"/>4,048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280" calcext:value-type="float">
            <text:p><text:s text:c="3"/>280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number-columns-repeated="2" table:style-name="ce60" office:value-type="float" office:value="126" calcext:value-type="float">
            <text:p><text:s text:c="3"/>1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2" calcext:value-type="float">
            <text:p><text:s text:c="3"/>9,012</text:p>
          </table:table-cell>
          <table:table-cell table:style-name="ce59" office:value-type="float" office:value="8355" calcext:value-type="float">
            <text:p><text:s text:c="3"/>8,355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44" calcext:value-type="float">
            <text:p><text:s text:c="3"/>8,844</text:p>
          </table:table-cell>
          <table:table-cell table:style-name="ce59" office:value-type="float" office:value="8187" calcext:value-type="float">
            <text:p><text:s text:c="3"/>8,187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2" table:style-name="ce59" office:value-type="float" office:value="168" calcext:value-type="float">
            <text:p><text:s text:c="3"/>16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4353" calcext:value-type="float">
            <text:p><text:s text:c="3"/>4,353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4303" calcext:value-type="float">
            <text:p><text:s text:c="3"/>4,303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4002" calcext:value-type="float">
            <text:p><text:s text:c="3"/>4,00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3884" calcext:value-type="float">
            <text:p><text:s text:c="3"/>3,884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72" calcext:value-type="float">
            <text:p><text:s text:c="3"/>8,972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58" calcext:value-type="float">
            <text:p><text:s text:c="3"/>8,858</text:p>
          </table:table-cell>
          <table:table-cell table:style-name="ce59" office:value-type="float" office:value="8211" calcext:value-type="float">
            <text:p><text:s text:c="3"/>8,211</text:p>
          </table:table-cell>
          <table:table-cell table:style-name="ce59" office:value-type="float" office:value="310" calcext:value-type="float">
            <text:p><text:s text:c="3"/>310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59" office:value-type="float" office:value="113" calcext:value-type="float">
            <text:p><text:s text:c="3"/>113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47" calcext:value-type="float">
            <text:p><text:s text:c="3"/>4,447</text:p>
          </table:table-cell>
          <table:table-cell table:style-name="ce60" office:value-type="float" office:value="4327" calcext:value-type="float">
            <text:p><text:s text:c="3"/>4,3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number-columns-repeated="2" table:style-name="ce60" office:value-type="float" office:value="18" calcext:value-type="float">
            <text:p><text:s text:c="3"/>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97" calcext:value-type="float">
            <text:p><text:s text:c="3"/>3,99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902" calcext:value-type="float">
            <text:p><text:s text:c="3"/>3,902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04" calcext:value-type="float">
            <text:p><text:s text:c="3"/>8,804</text:p>
          </table:table-cell>
          <table:table-cell table:style-name="ce59" office:value-type="float" office:value="8137" calcext:value-type="float">
            <text:p><text:s text:c="3"/>8,137</text:p>
          </table:table-cell>
          <table:table-cell table:style-name="ce59" office:value-type="float" office:value="314" calcext:value-type="float">
            <text:p><text:s text:c="3"/>314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660" calcext:value-type="float">
            <text:p><text:s text:c="3"/>8,660</text:p>
          </table:table-cell>
          <table:table-cell table:style-name="ce59" office:value-type="float" office:value="7996" calcext:value-type="float">
            <text:p><text:s text:c="3"/>7,996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58" calcext:value-type="float">
            <text:p><text:s text:c="3"/>4,358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46" calcext:value-type="float">
            <text:p><text:s text:c="3"/>4,446</text:p>
          </table:table-cell>
          <table:table-cell table:style-name="ce60" office:value-type="float" office:value="3888" calcext:value-type="float">
            <text:p><text:s text:c="3"/>3,888</text:p>
          </table:table-cell>
          <table:table-cell table:style-name="ce60" office:value-type="float" office:value="275" calcext:value-type="float">
            <text:p><text:s text:c="3"/>275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style-name="ce60" office:value-type="float" office:value="3773" calcext:value-type="float">
            <text:p><text:s text:c="3"/>3,77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22" calcext:value-type="float">
            <text:p><text:s text:c="3"/>9,022</text:p>
          </table:table-cell>
          <table:table-cell table:style-name="ce59" office:value-type="float" office:value="8378" calcext:value-type="float">
            <text:p><text:s text:c="3"/>8,378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868" calcext:value-type="float">
            <text:p><text:s text:c="3"/>8,868</text:p>
          </table:table-cell>
          <table:table-cell table:style-name="ce59" office:value-type="float" office:value="8227" calcext:value-type="float">
            <text:p><text:s text:c="3"/>8,227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8" calcext:value-type="float">
            <text:p><text:s text:c="3"/>4,478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style-name="ce60" office:value-type="float" office:value="4324" calcext:value-type="float">
            <text:p><text:s text:c="3"/>4,324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4" calcext:value-type="float">
            <text:p><text:s text:c="3"/>4,544</text:p>
          </table:table-cell>
          <table:table-cell table:style-name="ce60" office:value-type="float" office:value="4012" calcext:value-type="float">
            <text:p><text:s text:c="3"/>4,012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style-name="ce60" office:value-type="float" office:value="3903" calcext:value-type="float">
            <text:p><text:s text:c="3"/>3,903</text:p>
          </table:table-cell>
          <table:table-cell table:style-name="ce60" office:value-type="float" office:value="262" calcext:value-type="float">
            <text:p><text:s text:c="3"/>262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6.04137282557593" calcext:value-type="float">
            <text:p>6.04</text:p>
          </table:table-cell>
          <table:table-cell table:style-name="ce61" office:value-type="float" office:value="6.53611393692777" calcext:value-type="float">
            <text:p>6.54</text:p>
          </table:table-cell>
          <table:table-cell table:style-name="ce61" office:value-type="float" office:value="-0.980392156862745" calcext:value-type="float">
            <text:p>–0.98</text:p>
          </table:table-cell>
          <table:table-cell table:style-name="ce61" office:value-type="float" office:value="-1.06761565836299" calcext:value-type="float">
            <text:p>–1.07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0.887573964497041" calcext:value-type="float">
            <text:p>0.89</text:p>
          </table:table-cell>
          <table:table-cell table:style-name="ce61" office:value-type="float" office:value="-0.735294117647059" calcext:value-type="float">
            <text:p>–0.74</text:p>
          </table:table-cell>
          <table:table-cell table:style-name="ce61" office:value-type="float" office:value="7.57575757575758" calcext:value-type="float">
            <text:p>7.58</text:p>
          </table:table-cell>
          <table:table-cell table:style-name="ce61" office:value-type="float" office:value="6.15274120181949" calcext:value-type="float">
            <text:p>6.15</text:p>
          </table:table-cell>
          <table:table-cell table:style-name="ce61" office:value-type="float" office:value="6.69173907405006" calcext:value-type="float">
            <text:p>6.69</text:p>
          </table:table-cell>
          <table:table-cell table:style-name="ce61" office:value-type="float" office:value="-1.63398692810458" calcext:value-type="float">
            <text:p>–1.63</text:p>
          </table:table-cell>
          <table:table-cell table:style-name="ce61" office:value-type="float" office:value="-1.06761565836299" calcext:value-type="float">
            <text:p>–1.07</text:p>
          </table:table-cell>
          <table:table-cell table:style-name="ce61" office:value-type="float" office:value="-8" calcext:value-type="float">
            <text:p>–8.00</text:p>
          </table:table-cell>
          <table:table-cell table:style-name="ce61" office:value-type="float" office:value="0.890207715133531" calcext:value-type="float">
            <text:p>0.89</text:p>
          </table:table-cell>
          <table:table-cell table:style-name="ce61" office:value-type="float" office:value="-0.735294117647059" calcext:value-type="float">
            <text:p>–0.74</text:p>
          </table:table-cell>
          <table:table-cell table:style-name="ce61" office:value-type="float" office:value="7.69230769230769" calcext:value-type="float">
            <text:p>7.69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-1.30718954248366" calcext:value-type="float">
            <text:p>–1.31</text:p>
          </table:table-cell>
          <table:table-cell table:number-columns-repeated="3" table:style-name="ce61" office:value-type="string" calcext:value-type="string">
            <text:p>--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6.03836135448733" calcext:value-type="float">
            <text:p>6.04</text:p>
          </table:table-cell>
          <table:table-cell table:style-name="ce62" office:value-type="float" office:value="6.22871046228711" calcext:value-type="float">
            <text:p>6.23</text:p>
          </table:table-cell>
          <table:table-cell table:style-name="ce62" office:value-type="float" office:value="33.3333333333333" calcext:value-type="float">
            <text:p>33.33</text:p>
          </table:table-cell>
          <table:table-cell table:style-name="ce62" office:value-type="float" office:value="22.7272727272727" calcext:value-type="float">
            <text:p>22.73</text:p>
          </table:table-cell>
          <table:table-cell table:style-name="ce62" office:value-type="float" office:value="62.5" calcext:value-type="float">
            <text:p>62.50</text:p>
          </table:table-cell>
          <table:table-cell table:style-name="ce62" office:value-type="float" office:value="-13.2530120481928" calcext:value-type="float">
            <text:p>–13.25</text:p>
          </table:table-cell>
          <table:table-cell table:style-name="ce62" office:value-type="float" office:value="-29.6296296296296" calcext:value-type="float">
            <text:p>–29.63</text:p>
          </table:table-cell>
          <table:table-cell table:style-name="ce62" office:value-type="float" office:value="-5.35714285714286" calcext:value-type="float">
            <text:p>–5.36</text:p>
          </table:table-cell>
          <table:table-cell table:style-name="ce62" office:value-type="float" office:value="6.15274120181949" calcext:value-type="float">
            <text:p>6.15</text:p>
          </table:table-cell>
          <table:table-cell table:style-name="ce62" office:value-type="float" office:value="6.37146371463715" calcext:value-type="float">
            <text:p>6.37</text:p>
          </table:table-cell>
          <table:table-cell table:style-name="ce62" office:value-type="float" office:value="30" calcext:value-type="float">
            <text:p>30.00</text:p>
          </table:table-cell>
          <table:table-cell table:style-name="ce62" office:value-type="float" office:value="22.7272727272727" calcext:value-type="float">
            <text:p>22.73</text:p>
          </table:table-cell>
          <table:table-cell table:style-name="ce62" office:value-type="float" office:value="50" calcext:value-type="float">
            <text:p>50.00</text:p>
          </table:table-cell>
          <table:table-cell table:style-name="ce62" office:value-type="float" office:value="-13.4146341463415" calcext:value-type="float">
            <text:p>–13.41</text:p>
          </table:table-cell>
          <table:table-cell table:style-name="ce62" office:value-type="float" office:value="-29.6296296296296" calcext:value-type="float">
            <text:p>–29.63</text:p>
          </table:table-cell>
          <table:table-cell table:style-name="ce62" office:value-type="float" office:value="-5.45454545454545" calcext:value-type="float">
            <text:p>–5.45</text:p>
          </table:table-cell>
          <table:table-cell table:style-name="ce62" office:value-type="float" office:value="-4.34782608695652" calcext:value-type="float">
            <text:p>–4.35</text:p>
          </table:table-cell>
          <table:table-cell table:style-name="ce62" office:value-type="float" office:value="-6.66666666666667" calcext:value-type="float">
            <text:p>–6.67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6.04434072345391" calcext:value-type="float">
            <text:p>6.04</text:p>
          </table:table-cell>
          <table:table-cell table:style-name="ce63" office:value-type="float" office:value="6.87266915290357" calcext:value-type="float">
            <text:p>6.87</text:p>
          </table:table-cell>
          <table:table-cell table:style-name="ce63" office:value-type="float" office:value="-4.71014492753623" calcext:value-type="float">
            <text:p>–4.71</text:p>
          </table:table-cell>
          <table:table-cell table:style-name="ce63" office:value-type="float" office:value="-3.08880308880309" calcext:value-type="float">
            <text:p>–3.09</text:p>
          </table:table-cell>
          <table:table-cell table:style-name="ce63" office:value-type="float" office:value="-29.4117647058824" calcext:value-type="float">
            <text:p>–29.41</text:p>
          </table:table-cell>
          <table:table-cell table:style-name="ce63" office:value-type="float" office:value="5.49019607843137" calcext:value-type="float">
            <text:p>5.49</text:p>
          </table:table-cell>
          <table:table-cell table:style-name="ce63" office:value-type="float" office:value="2.44897959183673" calcext:value-type="float">
            <text:p>2.45</text:p>
          </table:table-cell>
          <table:table-cell table:style-name="ce63" office:value-type="float" office:value="80" calcext:value-type="float">
            <text:p>80.00</text:p>
          </table:table-cell>
          <table:table-cell table:style-name="ce63" office:value-type="float" office:value="6.15274120181949" calcext:value-type="float">
            <text:p>6.15</text:p>
          </table:table-cell>
          <table:table-cell table:style-name="ce63" office:value-type="float" office:value="7.04882062534284" calcext:value-type="float">
            <text:p>7.05</text:p>
          </table:table-cell>
          <table:table-cell table:style-name="ce63" office:value-type="float" office:value="-5.07246376811594" calcext:value-type="float">
            <text:p>–5.07</text:p>
          </table:table-cell>
          <table:table-cell table:style-name="ce63" office:value-type="float" office:value="-3.08880308880309" calcext:value-type="float">
            <text:p>–3.09</text:p>
          </table:table-cell>
          <table:table-cell table:style-name="ce63" office:value-type="float" office:value="-35.2941176470588" calcext:value-type="float">
            <text:p>–35.29</text:p>
          </table:table-cell>
          <table:table-cell table:style-name="ce63" office:value-type="float" office:value="5.49019607843137" calcext:value-type="float">
            <text:p>5.49</text:p>
          </table:table-cell>
          <table:table-cell table:style-name="ce63" office:value-type="float" office:value="2.44897959183673" calcext:value-type="float">
            <text:p>2.45</text:p>
          </table:table-cell>
          <table:table-cell table:style-name="ce63" office:value-type="float" office:value="80" calcext:value-type="float">
            <text:p>80.00</text:p>
          </table:table-cell>
          <table:table-cell table:style-name="ce63" office:value-type="float" office:value="1.85185185185185" calcext:value-type="float">
            <text:p>1.85</text:p>
          </table:table-cell>
          <table:table-cell table:style-name="ce63" office:value-type="float" office:value="0.925925925925926" calcext:value-type="float">
            <text:p>0.93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2.47614720581554" calcext:value-type="float">
            <text:p>2.48</text:p>
          </table:table-cell>
          <table:table-cell table:style-name="ce64" office:value-type="float" office:value="2.96177952562369" calcext:value-type="float">
            <text:p>2.96</text:p>
          </table:table-cell>
          <table:table-cell table:style-name="ce64" office:value-type="float" office:value="-3.5031847133758" calcext:value-type="float">
            <text:p>–3.50</text:p>
          </table:table-cell>
          <table:table-cell table:style-name="ce64" office:value-type="float" office:value="-3.47222222222222" calcext:value-type="float">
            <text:p>–3.47</text:p>
          </table:table-cell>
          <table:table-cell table:style-name="ce64" office:value-type="float" office:value="-3.84615384615385" calcext:value-type="float">
            <text:p>–3.85</text:p>
          </table:table-cell>
          <table:table-cell table:style-name="ce64" office:value-type="float" office:value="-3.39943342776204" calcext:value-type="float">
            <text:p>–3.40</text:p>
          </table:table-cell>
          <table:table-cell table:style-name="ce64" office:value-type="float" office:value="-6.57439446366782" calcext:value-type="float">
            <text:p>–6.57</text:p>
          </table:table-cell>
          <table:table-cell table:style-name="ce64" office:value-type="float" office:value="10.9375" calcext:value-type="float">
            <text:p>10.94</text:p>
          </table:table-cell>
          <table:table-cell table:style-name="ce64" office:value-type="float" office:value="2.40184757505774" calcext:value-type="float">
            <text:p>2.40</text:p>
          </table:table-cell>
          <table:table-cell table:style-name="ce64" office:value-type="float" office:value="2.88894447223612" calcext:value-type="float">
            <text:p>2.89</text:p>
          </table:table-cell>
          <table:table-cell table:style-name="ce64" office:value-type="float" office:value="-3.52564102564103" calcext:value-type="float">
            <text:p>–3.53</text:p>
          </table:table-cell>
          <table:table-cell table:style-name="ce64" office:value-type="float" office:value="-3.13588850174216" calcext:value-type="float">
            <text:p>–3.14</text:p>
          </table:table-cell>
          <table:table-cell table:style-name="ce64" office:value-type="float" office:value="-8" calcext:value-type="float">
            <text:p>–8.00</text:p>
          </table:table-cell>
          <table:table-cell table:style-name="ce64" office:value-type="float" office:value="-3.40909090909091" calcext:value-type="float">
            <text:p>–3.41</text:p>
          </table:table-cell>
          <table:table-cell table:style-name="ce64" office:value-type="float" office:value="-6.25" calcext:value-type="float">
            <text:p>–6.25</text:p>
          </table:table-cell>
          <table:table-cell table:style-name="ce64" office:value-type="float" office:value="9.375" calcext:value-type="float">
            <text:p>9.38</text:p>
          </table:table-cell>
          <table:table-cell table:style-name="ce64" office:value-type="float" office:value="6.94444444444445" calcext:value-type="float">
            <text:p>6.94</text:p>
          </table:table-cell>
          <table:table-cell table:style-name="ce64" office:value-type="float" office:value="7.09219858156028" calcext:value-type="float">
            <text:p>7.0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float" office:value="100" calcext:value-type="float">
            <text:p>100.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2.75355667737494" calcext:value-type="float">
            <text:p>2.75</text:p>
          </table:table-cell>
          <table:table-cell table:style-name="ce62" office:value-type="float" office:value="2.75358907978348" calcext:value-type="float">
            <text:p>2.75</text:p>
          </table:table-cell>
          <table:table-cell table:style-name="ce62" office:value-type="float" office:value="2.56410256410256" calcext:value-type="float">
            <text:p>2.56</text:p>
          </table:table-cell>
          <table:table-cell table:style-name="ce62" office:value-type="float" office:value="-12.9032258064516" calcext:value-type="float">
            <text:p>–12.90</text:p>
          </table:table-cell>
          <table:table-cell table:style-name="ce62" office:value-type="float" office:value="62.5" calcext:value-type="float">
            <text:p>62.50</text:p>
          </table:table-cell>
          <table:table-cell table:style-name="ce62" office:value-type="float" office:value="2.85714285714286" calcext:value-type="float">
            <text:p>2.86</text:p>
          </table:table-cell>
          <table:table-cell table:style-name="ce62" office:value-type="float" office:value="-5" calcext:value-type="float">
            <text:p>–5.00</text:p>
          </table:table-cell>
          <table:table-cell table:style-name="ce62" office:value-type="float" office:value="6" calcext:value-type="float">
            <text:p>6.00</text:p>
          </table:table-cell>
          <table:table-cell table:style-name="ce62" office:value-type="float" office:value="2.40184757505774" calcext:value-type="float">
            <text:p>2.40</text:p>
          </table:table-cell>
          <table:table-cell table:style-name="ce62" office:value-type="float" office:value="2.39166469334596" calcext:value-type="float">
            <text:p>2.39</text:p>
          </table:table-cell>
          <table:table-cell table:style-name="ce62" office:value-type="float" office:value="2.63157894736842" calcext:value-type="float">
            <text:p>2.63</text:p>
          </table:table-cell>
          <table:table-cell table:style-name="ce62" office:value-type="float" office:value="-10" calcext:value-type="float">
            <text:p>–10.00</text:p>
          </table:table-cell>
          <table:table-cell table:style-name="ce62" office:value-type="float" office:value="50" calcext:value-type="float">
            <text:p>50.00</text:p>
          </table:table-cell>
          <table:table-cell table:style-name="ce62" office:value-type="float" office:value="2.89855072463768" calcext:value-type="float">
            <text:p>2.90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" calcext:value-type="float">
            <text:p>4.00</text:p>
          </table:table-cell>
          <table:table-cell table:style-name="ce62" office:value-type="float" office:value="57.1428571428571" calcext:value-type="float">
            <text:p>57.14</text:p>
          </table:table-cell>
          <table:table-cell table:style-name="ce62" office:value-type="float" office:value="61.5384615384615" calcext:value-type="float">
            <text:p>61.54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number-columns-repeated="231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2.20422852001799" calcext:value-type="float">
            <text:p>2.20</text:p>
          </table:table-cell>
          <table:table-cell table:style-name="ce63" office:value-type="float" office:value="3.18930041152263" calcext:value-type="float">
            <text:p>3.19</text:p>
          </table:table-cell>
          <table:table-cell table:style-name="ce63" office:value-type="float" office:value="-4.36363636363636" calcext:value-type="float">
            <text:p>–4.36</text:p>
          </table:table-cell>
          <table:table-cell table:style-name="ce63" office:value-type="float" office:value="-2.33463035019455" calcext:value-type="float">
            <text:p>–2.33</text:p>
          </table:table-cell>
          <table:table-cell table:style-name="ce63" office:value-type="float" office:value="-33.3333333333333" calcext:value-type="float">
            <text:p>–33.33</text:p>
          </table:table-cell>
          <table:table-cell table:style-name="ce63" office:value-type="float" office:value="-4.9469964664311" calcext:value-type="float">
            <text:p>–4.95</text:p>
          </table:table-cell>
          <table:table-cell table:style-name="ce63" office:value-type="float" office:value="-6.69144981412639" calcext:value-type="float">
            <text:p>–6.69</text:p>
          </table:table-cell>
          <table:table-cell table:style-name="ce63" office:value-type="float" office:value="28.5714285714286" calcext:value-type="float">
            <text:p>28.57</text:p>
          </table:table-cell>
          <table:table-cell table:style-name="ce63" office:value-type="float" office:value="2.40184757505774" calcext:value-type="float">
            <text:p>2.40</text:p>
          </table:table-cell>
          <table:table-cell table:style-name="ce63" office:value-type="float" office:value="3.44553405777896" calcext:value-type="float">
            <text:p>3.45</text:p>
          </table:table-cell>
          <table:table-cell table:style-name="ce63" office:value-type="float" office:value="-4.37956204379562" calcext:value-type="float">
            <text:p>–4.38</text:p>
          </table:table-cell>
          <table:table-cell table:style-name="ce63" office:value-type="float" office:value="-2.33463035019455" calcext:value-type="float">
            <text:p>–2.33</text:p>
          </table:table-cell>
          <table:table-cell table:style-name="ce63" office:value-type="float" office:value="-35.2941176470588" calcext:value-type="float">
            <text:p>–35.29</text:p>
          </table:table-cell>
          <table:table-cell table:style-name="ce63" office:value-type="float" office:value="-4.9469964664311" calcext:value-type="float">
            <text:p>–4.95</text:p>
          </table:table-cell>
          <table:table-cell table:style-name="ce63" office:value-type="float" office:value="-6.69144981412639" calcext:value-type="float">
            <text:p>–6.69</text:p>
          </table:table-cell>
          <table:table-cell table:style-name="ce63" office:value-type="float" office:value="28.5714285714286" calcext:value-type="float">
            <text:p>28.57</text:p>
          </table:table-cell>
          <table:table-cell table:style-name="ce63" office:value-type="float" office:value="-5.17241379310345" calcext:value-type="float">
            <text:p>–5.17</text:p>
          </table:table-cell>
          <table:table-cell table:style-name="ce63" office:value-type="float" office:value="-5.21739130434783" calcext:value-type="float">
            <text:p>–5.22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0" calcext:value-type="float">
            <text:p>—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231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250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56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256"/>
        </table:table-row>
        <table:table-row table:style-name="ro11" table:number-rows-repeated="1048434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expression table:name="Excel_BuiltIn_Print_Titles" table:base-cell-address="$'09離-年月別'.$A$1" table:expression="[$'09離-年月別'.$A:.$B];[$'09離-年月別'.$1:.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16127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1635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4年10月份" calcext:value-type="string">
              <text:p><text:s/>中華民國114年10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1635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1635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1635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1635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22" table:number-columns-repeated="1635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1635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1635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022" calcext:value-type="float">
            <text:p><text:s text:c="3"/>9,022</text:p>
          </table:table-cell>
          <table:table-cell table:style-name="ce54" office:value-type="float" office:value="8378" calcext:value-type="float">
            <text:p><text:s text:c="3"/>8,378</text:p>
          </table:table-cell>
          <table:table-cell table:style-name="ce54" office:value-type="float" office:value="303" calcext:value-type="float">
            <text:p><text:s text:c="3"/>303</text:p>
          </table:table-cell>
          <table:table-cell table:style-name="ce54" office:value-type="float" office:value="278" calcext:value-type="float">
            <text:p><text:s text:c="3"/>278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341" calcext:value-type="float">
            <text:p><text:s text:c="3"/>341</text:p>
          </table:table-cell>
          <table:table-cell table:style-name="ce54" office:value-type="float" office:value="270" calcext:value-type="float">
            <text:p><text:s text:c="3"/>270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style-name="ce54" office:value-type="float" office:value="8868" calcext:value-type="float">
            <text:p><text:s text:c="3"/>8,868</text:p>
          </table:table-cell>
          <table:table-cell table:style-name="ce54" office:value-type="float" office:value="8227" calcext:value-type="float">
            <text:p><text:s text:c="3"/>8,227</text:p>
          </table:table-cell>
          <table:table-cell table:style-name="ce54" office:value-type="float" office:value="301" calcext:value-type="float">
            <text:p><text:s text:c="3"/>301</text:p>
          </table:table-cell>
          <table:table-cell table:style-name="ce54" office:value-type="float" office:value="278" calcext:value-type="float">
            <text:p><text:s text:c="3"/>278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340" calcext:value-type="float">
            <text:p><text:s text:c="3"/>340</text:p>
          </table:table-cell>
          <table:table-cell table:style-name="ce54" office:value-type="float" office:value="270" calcext:value-type="float">
            <text:p><text:s text:c="3"/>270</text:p>
          </table:table-cell>
          <table:table-cell table:style-name="ce54" office:value-type="float" office:value="70" calcext:value-type="float">
            <text:p><text:s text:c="3"/>70</text:p>
          </table:table-cell>
          <table:table-cell table:style-name="ce54" office:value-type="float" office:value="154" calcext:value-type="float">
            <text:p><text:s text:c="3"/>154</text:p>
          </table:table-cell>
          <table:table-cell table:style-name="ce54" office:value-type="float" office:value="151" calcext:value-type="float">
            <text:p><text:s text:c="3"/>15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22" table:number-columns-repeated="1635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478" calcext:value-type="float">
            <text:p><text:s text:c="3"/>4,478</text:p>
          </table:table-cell>
          <table:table-cell table:style-name="ce51" office:value-type="float" office:value="4366" calcext:value-type="float">
            <text:p><text:s text:c="3"/>4,366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4434" calcext:value-type="float">
            <text:p><text:s text:c="3"/>4,434</text:p>
          </table:table-cell>
          <table:table-cell table:style-name="ce51" office:value-type="float" office:value="4324" calcext:value-type="float">
            <text:p><text:s text:c="3"/>4,324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544" calcext:value-type="float">
            <text:p><text:s text:c="3"/>4,544</text:p>
          </table:table-cell>
          <table:table-cell table:style-name="ce52" office:value-type="float" office:value="4012" calcext:value-type="float">
            <text:p><text:s text:c="3"/>4,012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12" calcext:value-type="float">
            <text:p><text:s text:c="3"/>12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4434" calcext:value-type="float">
            <text:p><text:s text:c="3"/>4,434</text:p>
          </table:table-cell>
          <table:table-cell table:style-name="ce52" office:value-type="float" office:value="3903" calcext:value-type="float">
            <text:p><text:s text:c="3"/>3,903</text:p>
          </table:table-cell>
          <table:table-cell table:style-name="ce52" office:value-type="float" office:value="262" calcext:value-type="float">
            <text:p><text:s text:c="3"/>262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10" calcext:value-type="float">
            <text:p><text:s text:c="3"/>110</text:p>
          </table:table-cell>
          <table:table-cell table:style-name="ce52" office:value-type="float" office:value="109" calcext:value-type="float">
            <text:p><text:s text:c="3"/>10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560" calcext:value-type="float">
            <text:p><text:s text:c="3"/>1,560</text:p>
          </table:table-cell>
          <table:table-cell table:style-name="ce54" office:value-type="float" office:value="1445" calcext:value-type="float">
            <text:p><text:s text:c="3"/>1,445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538" calcext:value-type="float">
            <text:p><text:s text:c="3"/>1,538</text:p>
          </table:table-cell>
          <table:table-cell table:style-name="ce54" office:value-type="float" office:value="1423" calcext:value-type="float">
            <text:p><text:s text:c="3"/>1,423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75" calcext:value-type="float">
            <text:p><text:s text:c="3"/>775</text:p>
          </table:table-cell>
          <table:table-cell table:style-name="ce51" office:value-type="float" office:value="746" calcext:value-type="float">
            <text:p><text:s text:c="3"/>746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769" calcext:value-type="float">
            <text:p><text:s text:c="3"/>769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85" calcext:value-type="float">
            <text:p><text:s text:c="3"/>785</text:p>
          </table:table-cell>
          <table:table-cell table:style-name="ce52" office:value-type="float" office:value="699" calcext:value-type="float">
            <text:p><text:s text:c="3"/>699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52" office:value-type="float" office:value="769" calcext:value-type="float">
            <text:p><text:s text:c="3"/>769</text:p>
          </table:table-cell>
          <table:table-cell table:style-name="ce52" office:value-type="float" office:value="683" calcext:value-type="float">
            <text:p><text:s text:c="3"/>683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8" calcext:value-type="float">
            <text:p><text:s text:c="3"/>8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684" calcext:value-type="float">
            <text:p><text:s text:c="3"/>684</text:p>
          </table:table-cell>
          <table:table-cell table:style-name="ce54" office:value-type="float" office:value="619" calcext:value-type="float">
            <text:p><text:s text:c="3"/>619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668" calcext:value-type="float">
            <text:p><text:s text:c="3"/>668</text:p>
          </table:table-cell>
          <table:table-cell table:style-name="ce54" office:value-type="float" office:value="605" calcext:value-type="float">
            <text:p><text:s text:c="3"/>605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40" calcext:value-type="float">
            <text:p><text:s text:c="3"/>340</text:p>
          </table:table-cell>
          <table:table-cell table:style-name="ce51" office:value-type="float" office:value="318" calcext:value-type="float">
            <text:p><text:s text:c="3"/>31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34" calcext:value-type="float">
            <text:p><text:s text:c="3"/>334</text:p>
          </table:table-cell>
          <table:table-cell table:style-name="ce51" office:value-type="float" office:value="313" calcext:value-type="float">
            <text:p><text:s text:c="3"/>31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44" calcext:value-type="float">
            <text:p><text:s text:c="3"/>344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02" calcext:value-type="float">
            <text:p><text:s text:c="3"/>1,002</text:p>
          </table:table-cell>
          <table:table-cell table:style-name="ce54" office:value-type="float" office:value="931" calcext:value-type="float">
            <text:p><text:s text:c="3"/>931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984" calcext:value-type="float">
            <text:p><text:s text:c="3"/>984</text:p>
          </table:table-cell>
          <table:table-cell table:style-name="ce54" office:value-type="float" office:value="913" calcext:value-type="float">
            <text:p><text:s text:c="3"/>913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4" calcext:value-type="float">
            <text:p><text:s text:c="3"/>4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style-name="ce51" office:value-type="float" office:value="487" calcext:value-type="float">
            <text:p><text:s text:c="3"/>487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492" calcext:value-type="float">
            <text:p><text:s text:c="3"/>492</text:p>
          </table:table-cell>
          <table:table-cell table:style-name="ce51" office:value-type="float" office:value="483" calcext:value-type="float">
            <text:p><text:s text:c="3"/>483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3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06" calcext:value-type="float">
            <text:p><text:s text:c="3"/>506</text:p>
          </table:table-cell>
          <table:table-cell table:style-name="ce52" office:value-type="float" office:value="444" calcext:value-type="float">
            <text:p><text:s text:c="3"/>444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9" calcext:value-type="float">
            <text:p><text:s text:c="3"/>2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92" calcext:value-type="float">
            <text:p><text:s text:c="3"/>492</text:p>
          </table:table-cell>
          <table:table-cell table:style-name="ce52" office:value-type="float" office:value="430" calcext:value-type="float">
            <text:p><text:s text:c="3"/>43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9" calcext:value-type="float">
            <text:p><text:s text:c="3"/>29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248" calcext:value-type="float">
            <text:p><text:s text:c="3"/>1,248</text:p>
          </table:table-cell>
          <table:table-cell table:style-name="ce54" office:value-type="float" office:value="1170" calcext:value-type="float">
            <text:p><text:s text:c="3"/>1,170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234" calcext:value-type="float">
            <text:p><text:s text:c="3"/>1,234</text:p>
          </table:table-cell>
          <table:table-cell table:style-name="ce54" office:value-type="float" office:value="1156" calcext:value-type="float">
            <text:p><text:s text:c="3"/>1,156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14" calcext:value-type="float">
            <text:p><text:s text:c="3"/>1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606" calcext:value-type="float">
            <text:p><text:s text:c="3"/>60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606" calcext:value-type="float">
            <text:p><text:s text:c="3"/>60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631" calcext:value-type="float">
            <text:p><text:s text:c="3"/>631</text:p>
          </table:table-cell>
          <table:table-cell table:style-name="ce52" office:value-type="float" office:value="564" calcext:value-type="float">
            <text:p><text:s text:c="3"/>564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8" calcext:value-type="float">
            <text:p><text:s text:c="3"/>2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17" calcext:value-type="float">
            <text:p><text:s text:c="3"/>617</text:p>
          </table:table-cell>
          <table:table-cell table:style-name="ce52" office:value-type="float" office:value="550" calcext:value-type="float">
            <text:p><text:s text:c="3"/>550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8" calcext:value-type="float">
            <text:p><text:s text:c="3"/>28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76" calcext:value-type="float">
            <text:p><text:s text:c="3"/>676</text:p>
          </table:table-cell>
          <table:table-cell table:style-name="ce54" office:value-type="float" office:value="640" calcext:value-type="float">
            <text:p><text:s text:c="3"/>640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664" calcext:value-type="float">
            <text:p><text:s text:c="3"/>664</text:p>
          </table:table-cell>
          <table:table-cell table:style-name="ce54" office:value-type="float" office:value="628" calcext:value-type="float">
            <text:p><text:s text:c="3"/>628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34" calcext:value-type="float">
            <text:p><text:s text:c="3"/>334</text:p>
          </table:table-cell>
          <table:table-cell table:style-name="ce51" office:value-type="float" office:value="329" calcext:value-type="float">
            <text:p><text:s text:c="3"/>329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327" calcext:value-type="float">
            <text:p><text:s text:c="3"/>327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42" calcext:value-type="float">
            <text:p><text:s text:c="3"/>342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32" calcext:value-type="float">
            <text:p><text:s text:c="3"/>332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104" calcext:value-type="float">
            <text:p><text:s text:c="3"/>1,104</text:p>
          </table:table-cell>
          <table:table-cell table:style-name="ce54" office:value-type="float" office:value="1024" calcext:value-type="float">
            <text:p><text:s text:c="3"/>1,024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070" calcext:value-type="float">
            <text:p><text:s text:c="3"/>1,070</text:p>
          </table:table-cell>
          <table:table-cell table:style-name="ce54" office:value-type="float" office:value="991" calcext:value-type="float">
            <text:p><text:s text:c="3"/>991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36" calcext:value-type="float">
            <text:p><text:s text:c="3"/>536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53" calcext:value-type="float">
            <text:p><text:s text:c="3"/>553</text:p>
          </table:table-cell>
          <table:table-cell table:style-name="ce52" office:value-type="float" office:value="488" calcext:value-type="float">
            <text:p><text:s text:c="3"/>488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35" calcext:value-type="float">
            <text:p><text:s text:c="3"/>535</text:p>
          </table:table-cell>
          <table:table-cell table:style-name="ce52" office:value-type="float" office:value="470" calcext:value-type="float">
            <text:p><text:s text:c="3"/>470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692" calcext:value-type="float">
            <text:p><text:s text:c="3"/>2,692</text:p>
          </table:table-cell>
          <table:table-cell table:style-name="ce54" office:value-type="float" office:value="2498" calcext:value-type="float">
            <text:p><text:s text:c="3"/>2,498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style-name="ce54" office:value-type="float" office:value="77" calcext:value-type="float">
            <text:p><text:s text:c="3"/>7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14" calcext:value-type="float">
            <text:p><text:s text:c="3"/>114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2656" calcext:value-type="float">
            <text:p><text:s text:c="3"/>2,656</text:p>
          </table:table-cell>
          <table:table-cell table:style-name="ce54" office:value-type="float" office:value="2462" calcext:value-type="float">
            <text:p><text:s text:c="3"/>2,462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style-name="ce54" office:value-type="float" office:value="77" calcext:value-type="float">
            <text:p><text:s text:c="3"/>7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14" calcext:value-type="float">
            <text:p><text:s text:c="3"/>114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2" table:style-name="ce54" office:value-type="float" office:value="36" calcext:value-type="float">
            <text:p><text:s text:c="3"/>3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338" calcext:value-type="float">
            <text:p><text:s text:c="3"/>1,338</text:p>
          </table:table-cell>
          <table:table-cell table:style-name="ce51" office:value-type="float" office:value="1317" calcext:value-type="float">
            <text:p><text:s text:c="3"/>1,317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1328" calcext:value-type="float">
            <text:p><text:s text:c="3"/>1,328</text:p>
          </table:table-cell>
          <table:table-cell table:style-name="ce51" office:value-type="float" office:value="1307" calcext:value-type="float">
            <text:p><text:s text:c="3"/>1,307</text:p>
          </table:table-cell>
          <table:table-cell table:number-columns-repeated="2" table:style-name="ce51" office:value-type="float" office:value="5" calcext:value-type="float">
            <text:p><text:s text:c="3"/>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54" calcext:value-type="float">
            <text:p><text:s text:c="3"/>1,354</text:p>
          </table:table-cell>
          <table:table-cell table:style-name="ce52" office:value-type="float" office:value="1181" calcext:value-type="float">
            <text:p><text:s text:c="3"/>1,181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style-name="ce52" office:value-type="float" office:value="72" calcext:value-type="float">
            <text:p><text:s text:c="3"/>7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1328" calcext:value-type="float">
            <text:p><text:s text:c="3"/>1,328</text:p>
          </table:table-cell>
          <table:table-cell table:style-name="ce52" office:value-type="float" office:value="1155" calcext:value-type="float">
            <text:p><text:s text:c="3"/>1,155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style-name="ce52" office:value-type="float" office:value="72" calcext:value-type="float">
            <text:p><text:s text:c="3"/>72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98" calcext:value-type="float">
            <text:p><text:s text:c="3"/>98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4" calcext:value-type="float">
            <text:p><text:s text:c="3"/>4</text:p>
          </table:table-cell>
          <table:table-cell table:number-columns-repeated="2" table:style-name="ce52" office:value-type="float" office:value="26" calcext:value-type="float">
            <text:p><text:s text:c="3"/>2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style-name="ce103" office:value-type="float" office:value="192" calcext:value-type="float">
            <text:p><text:s text:c="3"/>192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style-name="ce103" office:value-type="float" office:value="103" calcext:value-type="float">
            <text:p><text:s text:c="3"/>10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03" office:value-type="float" office:value="183" calcext:value-type="float">
            <text:p><text:s text:c="3"/>183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03" office:value-type="float" office:value="177" calcext:value-type="float">
            <text:p><text:s text:c="3"/>177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64" calcext:value-type="float">
            <text:p><text:s text:c="3"/>264</text:p>
          </table:table-cell>
          <table:table-cell table:style-name="ce103" office:value-type="float" office:value="244" calcext:value-type="float">
            <text:p><text:s text:c="3"/>244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62" calcext:value-type="float">
            <text:p><text:s text:c="3"/>262</text:p>
          </table:table-cell>
          <table:table-cell table:style-name="ce103" office:value-type="float" office:value="242" calcext:value-type="float">
            <text:p><text:s text:c="3"/>242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style-name="ce103" office:value-type="float" office:value="129" calcext:value-type="float">
            <text:p><text:s text:c="3"/>12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style-name="ce103" office:value-type="float" office:value="129" calcext:value-type="float">
            <text:p><text:s text:c="3"/>12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3" calcext:value-type="float">
            <text:p><text:s text:c="3"/>133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31" calcext:value-type="float">
            <text:p><text:s text:c="3"/>131</text:p>
          </table:table-cell>
          <table:table-cell table:style-name="ce104" office:value-type="float" office:value="113" calcext:value-type="float">
            <text:p><text:s text:c="3"/>113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68" calcext:value-type="float">
            <text:p><text:s text:c="3"/>368</text:p>
          </table:table-cell>
          <table:table-cell table:style-name="ce103" office:value-type="float" office:value="342" calcext:value-type="float">
            <text:p><text:s text:c="3"/>342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64" calcext:value-type="float">
            <text:p><text:s text:c="3"/>364</text:p>
          </table:table-cell>
          <table:table-cell table:style-name="ce103" office:value-type="float" office:value="338" calcext:value-type="float">
            <text:p><text:s text:c="3"/>338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style-name="ce103" office:value-type="float" office:value="181" calcext:value-type="float">
            <text:p><text:s text:c="3"/>18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82" calcext:value-type="float">
            <text:p><text:s text:c="3"/>182</text:p>
          </table:table-cell>
          <table:table-cell table:style-name="ce103" office:value-type="float" office:value="181" calcext:value-type="float">
            <text:p><text:s text:c="3"/>18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86" calcext:value-type="float">
            <text:p><text:s text:c="3"/>186</text:p>
          </table:table-cell>
          <table:table-cell table:style-name="ce104" office:value-type="float" office:value="161" calcext:value-type="float">
            <text:p><text:s text:c="3"/>161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82" calcext:value-type="float">
            <text:p><text:s text:c="3"/>182</text:p>
          </table:table-cell>
          <table:table-cell table:style-name="ce104" office:value-type="float" office:value="157" calcext:value-type="float">
            <text:p><text:s text:c="3"/>157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0" calcext:value-type="float">
            <text:p><text:s text:c="3"/>200</text:p>
          </table:table-cell>
          <table:table-cell table:style-name="ce103" office:value-type="float" office:value="183" calcext:value-type="float">
            <text:p><text:s text:c="3"/>183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style-name="ce103" office:value-type="float" office:value="181" calcext:value-type="float">
            <text:p><text:s text:c="3"/>18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4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24" calcext:value-type="float">
            <text:p><text:s text:c="3"/>224</text:p>
          </table:table-cell>
          <table:table-cell table:style-name="ce138" office:value-type="float" office:value="209" calcext:value-type="float">
            <text:p><text:s text:c="3"/>20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20" calcext:value-type="float">
            <text:p><text:s text:c="3"/>220</text:p>
          </table:table-cell>
          <table:table-cell table:style-name="ce103" office:value-type="float" office:value="205" calcext:value-type="float">
            <text:p><text:s text:c="3"/>205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style-name="ce104" office:value-type="float" office:value="102" calcext:value-type="float">
            <text:p><text:s text:c="3"/>10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0" calcext:value-type="float">
            <text:p><text:s text:c="3"/>110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34" calcext:value-type="float">
            <text:p><text:s text:c="3"/>334</text:p>
          </table:table-cell>
          <table:table-cell table:style-name="ce103" office:value-type="float" office:value="304" calcext:value-type="float">
            <text:p><text:s text:c="3"/>304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334" calcext:value-type="float">
            <text:p><text:s text:c="3"/>334</text:p>
          </table:table-cell>
          <table:table-cell table:style-name="ce103" office:value-type="float" office:value="304" calcext:value-type="float">
            <text:p><text:s text:c="3"/>304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20" calcext:value-type="float">
            <text:p><text:s text:c="3"/>20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67" calcext:value-type="float">
            <text:p><text:s text:c="3"/>167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67" calcext:value-type="float">
            <text:p><text:s text:c="3"/>167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67" calcext:value-type="float">
            <text:p><text:s text:c="3"/>167</text:p>
          </table:table-cell>
          <table:table-cell table:style-name="ce104" office:value-type="float" office:value="138" calcext:value-type="float">
            <text:p><text:s text:c="3"/>138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67" calcext:value-type="float">
            <text:p><text:s text:c="3"/>167</text:p>
          </table:table-cell>
          <table:table-cell table:style-name="ce104" office:value-type="float" office:value="138" calcext:value-type="float">
            <text:p><text:s text:c="3"/>138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45" calcext:value-type="float">
            <text:p><text:s text:c="3"/>14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45" calcext:value-type="float">
            <text:p><text:s text:c="3"/>145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31" calcext:value-type="float">
            <text:p><text:s text:c="3"/>31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8" calcext:value-type="float">
            <text:p><text:s text:c="3"/>1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43" calcext:value-type="float">
            <text:p><text:s text:c="3"/>143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0" calcext:value-type="float">
            <text:p><text:s text:c="3"/>150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7" calcext:value-type="float">
            <text:p><text:s text:c="3"/>7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5" calcext:value-type="float">
            <text:p><text:s text:c="3"/>7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70" calcext:value-type="float">
            <text:p><text:s text:c="3"/>170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49" calcext:value-type="float">
            <text:p><text:s text:c="3"/>49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9" calcext:value-type="float">
            <text:p><text:s text:c="3"/>49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27" calcext:value-type="float">
            <text:p><text:s text:c="3"/>27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7" calcext:value-type="float">
            <text:p><text:s text:c="3"/>27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50" calcext:value-type="float">
            <text:p><text:s text:c="3"/>50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4" calcext:value-type="float">
            <text:p><text:s text:c="3"/>2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4" calcext:value-type="float">
            <text:p><text:s text:c="3"/>2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6" calcext:value-type="float">
            <text:p><text:s text:c="3"/>26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253"/>
        </table:table-row>
        <table:table-row table:style-name="ro11" table:number-rows-repeated="104848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1:.$8" table:range-usable-as="repeat-column repeat-row"/>
        </table:named-expressions>
      </table:table>
      <table:table table:name="09離-設籍情形" table:style-name="ta3" table:print-ranges="'09離-設籍情形'.A1:'09離-設籍情形'.BG108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16127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1632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632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1632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1632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4">合</text:span><text:span text:style-name="T2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1632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1632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1632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197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197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197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197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98896" calcext:value-type="float">
            <text:p><text:s text:c="3"/>98,89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1794" calcext:value-type="float">
            <text:p><text:s text:c="3"/>1,794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73" calcext:value-type="float">
            <text:p><text:s text:c="3"/>173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2185" calcext:value-type="float">
            <text:p><text:s text:c="3"/>2,185</text:p>
          </table:table-cell>
          <table:table-cell table:style-name="ce57" office:value-type="float" office:value="1903" calcext:value-type="float">
            <text:p><text:s text:c="3"/>1,903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2165" calcext:value-type="float">
            <text:p><text:s text:c="3"/>2,165</text:p>
          </table:table-cell>
          <table:table-cell table:style-name="ce57" office:value-type="float" office:value="1089" calcext:value-type="float">
            <text:p><text:s text:c="3"/>1,089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14" calcext:value-type="float">
            <text:p><text:s text:c="3"/>81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97065" calcext:value-type="float">
            <text:p><text:s text:c="3"/>97,06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1793" calcext:value-type="float">
            <text:p><text:s text:c="3"/>1,793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57" office:value-type="float" office:value="1894" calcext:value-type="float">
            <text:p><text:s text:c="3"/>1,894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2159" calcext:value-type="float">
            <text:p><text:s text:c="3"/>2,159</text:p>
          </table:table-cell>
          <table:table-cell table:style-name="ce57" office:value-type="float" office:value="1086" calcext:value-type="float">
            <text:p><text:s text:c="3"/>1,086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number-columns-repeated="2" table:style-name="ce57" office:value-type="float" office:value="1831" calcext:value-type="float">
            <text:p><text:s text:c="3"/>1,83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6" calcext:value-type="float">
            <text:p><text:s text:c="3"/>6</text:p>
          </table:table-cell>
          <table:table-cell table:number-columns-repeated="2"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51627" calcext:value-type="float">
            <text:p><text:s text:c="3"/>51,6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42" calcext:value-type="float">
            <text:p><text:s text:c="3"/>64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51155" calcext:value-type="float">
            <text:p><text:s text:c="3"/>51,15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number-columns-repeated="2" table:style-name="ce58" office:value-type="float" office:value="472" calcext:value-type="float">
            <text:p><text:s text:c="3"/>47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47269" calcext:value-type="float">
            <text:p><text:s text:c="3"/>47,2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737" calcext:value-type="float">
            <text:p><text:s text:c="3"/>1,737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126" calcext:value-type="float">
            <text:p><text:s text:c="3"/>2,126</text:p>
          </table:table-cell>
          <table:table-cell table:style-name="ce58" office:value-type="float" office:value="996" calcext:value-type="float">
            <text:p><text:s text:c="3"/>996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2118" calcext:value-type="float">
            <text:p><text:s text:c="3"/>2,118</text:p>
          </table:table-cell>
          <table:table-cell table:style-name="ce58" office:value-type="float" office:value="824" calcext:value-type="float">
            <text:p><text:s text:c="3"/>824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45910" calcext:value-type="float">
            <text:p><text:s text:c="3"/>45,9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36" calcext:value-type="float">
            <text:p><text:s text:c="3"/>1,736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120" calcext:value-type="float">
            <text:p><text:s text:c="3"/>2,120</text:p>
          </table:table-cell>
          <table:table-cell table:style-name="ce58" office:value-type="float" office:value="992" calcext:value-type="float">
            <text:p><text:s text:c="3"/>99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2112" calcext:value-type="float">
            <text:p><text:s text:c="3"/>2,112</text:p>
          </table:table-cell>
          <table:table-cell table:style-name="ce58" office:value-type="float" office:value="823" calcext:value-type="float">
            <text:p><text:s text:c="3"/>823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number-columns-repeated="2" table:style-name="ce58" office:value-type="float" office:value="1359" calcext:value-type="float">
            <text:p><text:s text:c="3"/>1,35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number-columns-repeated="2" table:style-name="ce59" office:value-type="float" office:value="7864" calcext:value-type="float">
            <text:p><text:s text:c="3"/>7,86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number-columns-repeated="2" table:style-name="ce59" office:value-type="float" office:value="7711" calcext:value-type="float">
            <text:p><text:s text:c="3"/>7,71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3" calcext:value-type="float">
            <text:p><text:s text:c="3"/>153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number-columns-repeated="2" table:style-name="ce60" office:value-type="float" office:value="4110" calcext:value-type="float">
            <text:p><text:s text:c="3"/>4,1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4065" calcext:value-type="float">
            <text:p><text:s text:c="3"/>4,0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number-columns-repeated="2" table:style-name="ce60" office:value-type="float" office:value="3754" calcext:value-type="float">
            <text:p><text:s text:c="3"/>3,75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3646" calcext:value-type="float">
            <text:p><text:s text:c="3"/>3,6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8089" calcext:value-type="float">
            <text:p><text:s text:c="3"/>8,089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2" calcext:value-type="float">
            <text:p><text:s text:c="3"/>7,932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2" table:style-name="ce59" office:value-type="float" office:value="157" calcext:value-type="float">
            <text:p><text:s text:c="3"/>15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4164" calcext:value-type="float">
            <text:p><text:s text:c="3"/>4,16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42" calcext:value-type="float">
            <text:p><text:s text:c="3"/>4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3883" calcext:value-type="float">
            <text:p><text:s text:c="3"/>3,88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3768" calcext:value-type="float">
            <text:p><text:s text:c="3"/>3,76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8447" calcext:value-type="float">
            <text:p><text:s text:c="3"/>8,4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8316" calcext:value-type="float">
            <text:p><text:s text:c="3"/>8,31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4408" calcext:value-type="float">
            <text:p><text:s text:c="3"/>4,40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4375" calcext:value-type="float">
            <text:p><text:s text:c="3"/>4,37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number-columns-repeated="2" table:style-name="ce60" office:value-type="float" office:value="33" calcext:value-type="float">
            <text:p><text:s text:c="3"/>3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number-columns-repeated="2" table:style-name="ce60" office:value-type="float" office:value="4039" calcext:value-type="float">
            <text:p><text:s text:c="3"/>4,03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number-columns-repeated="2" table:style-name="ce60" office:value-type="float" office:value="3941" calcext:value-type="float">
            <text:p><text:s text:c="3"/>3,9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9" office:value-type="string" calcext:value-type="string" table:number-columns-spanned="1" table:number-rows-spanned="3">
            <text:p>114年</text:p>
            <text:p>截至10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6722" calcext:value-type="float">
            <text:p><text:s text:c="3"/>86,722</text:p>
          </table:table-cell>
          <table:table-cell table:style-name="ce57" office:value-type="float" office:value="80325" calcext:value-type="float">
            <text:p><text:s text:c="3"/>80,325</text:p>
          </table:table-cell>
          <table:table-cell table:style-name="ce57" office:value-type="float" office:value="80315" calcext:value-type="float">
            <text:p><text:s text:c="3"/>80,315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746" calcext:value-type="float">
            <text:p><text:s text:c="3"/>2,746</text:p>
          </table:table-cell>
          <table:table-cell table:style-name="ce57" office:value-type="float" office:value="1390" calcext:value-type="float">
            <text:p><text:s text:c="3"/>1,390</text:p>
          </table:table-cell>
          <table:table-cell table:style-name="ce57" office:value-type="float" office:value="1356" calcext:value-type="float">
            <text:p><text:s text:c="3"/>1,356</text:p>
          </table:table-cell>
          <table:table-cell table:style-name="ce57" office:value-type="float" office:value="276" calcext:value-type="float">
            <text:p><text:s text:c="3"/>276</text:p>
          </table:table-cell>
          <table:table-cell table:style-name="ce57" office:value-type="float" office:value="133" calcext:value-type="float">
            <text:p><text:s text:c="3"/>133</text:p>
          </table:table-cell>
          <table:table-cell table:style-name="ce57" office:value-type="float" office:value="143" calcext:value-type="float">
            <text:p><text:s text:c="3"/>143</text:p>
          </table:table-cell>
          <table:table-cell table:style-name="ce57" office:value-type="float" office:value="3375" calcext:value-type="float">
            <text:p><text:s text:c="3"/>3,375</text:p>
          </table:table-cell>
          <table:table-cell table:style-name="ce57" office:value-type="float" office:value="1767" calcext:value-type="float">
            <text:p><text:s text:c="3"/>1,767</text:p>
          </table:table-cell>
          <table:table-cell table:style-name="ce57" office:value-type="float" office:value="1608" calcext:value-type="float">
            <text:p><text:s text:c="3"/>1,608</text:p>
          </table:table-cell>
          <table:table-cell table:style-name="ce57" office:value-type="float" office:value="2756" calcext:value-type="float">
            <text:p><text:s text:c="3"/>2,756</text:p>
          </table:table-cell>
          <table:table-cell table:style-name="ce57" office:value-type="float" office:value="1741" calcext:value-type="float">
            <text:p><text:s text:c="3"/>1,741</text:p>
          </table:table-cell>
          <table:table-cell table:style-name="ce57" office:value-type="float" office:value="1015" calcext:value-type="float">
            <text:p><text:s text:c="3"/>1,015</text:p>
          </table:table-cell>
          <table:table-cell table:style-name="ce57" office:value-type="float" office:value="619" calcext:value-type="float">
            <text:p><text:s text:c="3"/>619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85262" calcext:value-type="float">
            <text:p><text:s text:c="3"/>85,262</text:p>
          </table:table-cell>
          <table:table-cell table:style-name="ce57" office:value-type="float" office:value="78892" calcext:value-type="float">
            <text:p><text:s text:c="3"/>78,892</text:p>
          </table:table-cell>
          <table:table-cell table:style-name="ce57" office:value-type="float" office:value="78882" calcext:value-type="float">
            <text:p><text:s text:c="3"/>78,88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744" calcext:value-type="float">
            <text:p><text:s text:c="3"/>2,744</text:p>
          </table:table-cell>
          <table:table-cell table:style-name="ce57" office:value-type="float" office:value="1388" calcext:value-type="float">
            <text:p><text:s text:c="3"/>1,388</text:p>
          </table:table-cell>
          <table:table-cell table:style-name="ce57" office:value-type="float" office:value="1356" calcext:value-type="float">
            <text:p><text:s text:c="3"/>1,356</text:p>
          </table:table-cell>
          <table:table-cell table:style-name="ce57" office:value-type="float" office:value="268" calcext:value-type="float">
            <text:p><text:s text:c="3"/>268</text:p>
          </table:table-cell>
          <table:table-cell table:style-name="ce57" office:value-type="float" office:value="131" calcext:value-type="float">
            <text:p><text:s text:c="3"/>131</text:p>
          </table:table-cell>
          <table:table-cell table:style-name="ce57" office:value-type="float" office:value="137" calcext:value-type="float">
            <text:p><text:s text:c="3"/>137</text:p>
          </table:table-cell>
          <table:table-cell table:style-name="ce57" office:value-type="float" office:value="3358" calcext:value-type="float">
            <text:p><text:s text:c="3"/>3,358</text:p>
          </table:table-cell>
          <table:table-cell table:style-name="ce57" office:value-type="float" office:value="1765" calcext:value-type="float">
            <text:p><text:s text:c="3"/>1,765</text:p>
          </table:table-cell>
          <table:table-cell table:style-name="ce57" office:value-type="float" office:value="1593" calcext:value-type="float">
            <text:p><text:s text:c="3"/>1,593</text:p>
          </table:table-cell>
          <table:table-cell table:style-name="ce57" office:value-type="float" office:value="2748" calcext:value-type="float">
            <text:p><text:s text:c="3"/>2,748</text:p>
          </table:table-cell>
          <table:table-cell table:style-name="ce57" office:value-type="float" office:value="1739" calcext:value-type="float">
            <text:p><text:s text:c="3"/>1,739</text:p>
          </table:table-cell>
          <table:table-cell table:style-name="ce57" office:value-type="float" office:value="1009" calcext:value-type="float">
            <text:p><text:s text:c="3"/>1,009</text:p>
          </table:table-cell>
          <table:table-cell table:style-name="ce57" office:value-type="float" office:value="610" calcext:value-type="float">
            <text:p><text:s text:c="3"/>610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584" calcext:value-type="float">
            <text:p><text:s text:c="3"/>584</text:p>
          </table:table-cell>
          <table:table-cell table:style-name="ce57" office:value-type="float" office:value="1460" calcext:value-type="float">
            <text:p><text:s text:c="3"/>1,460</text:p>
          </table:table-cell>
          <table:table-cell table:number-columns-repeated="2" table:style-name="ce57" office:value-type="float" office:value="1433" calcext:value-type="float">
            <text:p><text:s text:c="3"/>1,433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2977" calcext:value-type="float">
            <text:p><text:s text:c="3"/>42,977</text:p>
          </table:table-cell>
          <table:table-cell table:style-name="ce58" office:value-type="float" office:value="41854" calcext:value-type="float">
            <text:p><text:s text:c="3"/>41,854</text:p>
          </table:table-cell>
          <table:table-cell table:style-name="ce58" office:value-type="float" office:value="41847" calcext:value-type="float">
            <text:p><text:s text:c="3"/>41,847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80" calcext:value-type="float">
            <text:p><text:s text:c="3"/>280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220" calcext:value-type="float">
            <text:p><text:s text:c="3"/>220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style-name="ce58" office:value-type="float" office:value="715" calcext:value-type="float">
            <text:p><text:s text:c="3"/>715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652" calcext:value-type="float">
            <text:p><text:s text:c="3"/>652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191" calcext:value-type="float">
            <text:p><text:s text:c="3"/>191</text:p>
          </table:table-cell>
          <table:table-cell table:style-name="ce58" office:value-type="float" office:value="480" calcext:value-type="float">
            <text:p><text:s text:c="3"/>480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61" calcext:value-type="float">
            <text:p><text:s text:c="3"/>461</text:p>
          </table:table-cell>
          <table:table-cell table:style-name="ce58" office:value-type="float" office:value="42631" calcext:value-type="float">
            <text:p><text:s text:c="3"/>42,631</text:p>
          </table:table-cell>
          <table:table-cell table:style-name="ce58" office:value-type="float" office:value="41521" calcext:value-type="float">
            <text:p><text:s text:c="3"/>41,521</text:p>
          </table:table-cell>
          <table:table-cell table:style-name="ce58" office:value-type="float" office:value="41514" calcext:value-type="float">
            <text:p><text:s text:c="3"/>41,51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79" calcext:value-type="float">
            <text:p><text:s text:c="3"/>279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220" calcext:value-type="float">
            <text:p><text:s text:c="3"/>220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37" calcext:value-type="float">
            <text:p><text:s text:c="3"/>37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58" office:value-type="float" office:value="705" calcext:value-type="float">
            <text:p><text:s text:c="3"/>705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642" calcext:value-type="float">
            <text:p><text:s text:c="3"/>642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58" office:value-type="float" office:value="188" calcext:value-type="float">
            <text:p><text:s text:c="3"/>188</text:p>
          </table:table-cell>
          <table:table-cell table:style-name="ce58" office:value-type="float" office:value="473" calcext:value-type="float">
            <text:p><text:s text:c="3"/>473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346" calcext:value-type="float">
            <text:p><text:s text:c="3"/>346</text:p>
          </table:table-cell>
          <table:table-cell table:number-columns-repeated="2" table:style-name="ce58" office:value-type="float" office:value="333" calcext:value-type="float">
            <text:p><text:s text:c="3"/>333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3745" calcext:value-type="float">
            <text:p><text:s text:c="3"/>43,745</text:p>
          </table:table-cell>
          <table:table-cell table:style-name="ce58" office:value-type="float" office:value="38471" calcext:value-type="float">
            <text:p><text:s text:c="3"/>38,471</text:p>
          </table:table-cell>
          <table:table-cell table:style-name="ce58" office:value-type="float" office:value="38468" calcext:value-type="float">
            <text:p><text:s text:c="3"/>38,46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466" calcext:value-type="float">
            <text:p><text:s text:c="3"/>2,466</text:p>
          </table:table-cell>
          <table:table-cell table:style-name="ce58" office:value-type="float" office:value="1330" calcext:value-type="float">
            <text:p><text:s text:c="3"/>1,330</text:p>
          </table:table-cell>
          <table:table-cell table:style-name="ce58" office:value-type="float" office:value="1136" calcext:value-type="float">
            <text:p><text:s text:c="3"/>1,136</text:p>
          </table:table-cell>
          <table:table-cell table:style-name="ce58" office:value-type="float" office:value="148" calcext:value-type="float">
            <text:p><text:s text:c="3"/>148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660" calcext:value-type="float">
            <text:p><text:s text:c="3"/>2,660</text:p>
          </table:table-cell>
          <table:table-cell table:style-name="ce58" office:value-type="float" office:value="1704" calcext:value-type="float">
            <text:p><text:s text:c="3"/>1,704</text:p>
          </table:table-cell>
          <table:table-cell table:style-name="ce58" office:value-type="float" office:value="956" calcext:value-type="float">
            <text:p><text:s text:c="3"/>956</text:p>
          </table:table-cell>
          <table:table-cell table:style-name="ce58" office:value-type="float" office:value="2521" calcext:value-type="float">
            <text:p><text:s text:c="3"/>2,521</text:p>
          </table:table-cell>
          <table:table-cell table:style-name="ce58" office:value-type="float" office:value="1697" calcext:value-type="float">
            <text:p><text:s text:c="3"/>1,697</text:p>
          </table:table-cell>
          <table:table-cell table:style-name="ce58" office:value-type="float" office:value="824" calcext:value-type="float">
            <text:p><text:s text:c="3"/>824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32" calcext:value-type="float">
            <text:p><text:s text:c="3"/>132</text:p>
          </table:table-cell>
          <table:table-cell table:style-name="ce58" office:value-type="float" office:value="42631" calcext:value-type="float">
            <text:p><text:s text:c="3"/>42,631</text:p>
          </table:table-cell>
          <table:table-cell table:style-name="ce58" office:value-type="float" office:value="37371" calcext:value-type="float">
            <text:p><text:s text:c="3"/>37,371</text:p>
          </table:table-cell>
          <table:table-cell table:style-name="ce58" office:value-type="float" office:value="37368" calcext:value-type="float">
            <text:p><text:s text:c="3"/>37,36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465" calcext:value-type="float">
            <text:p><text:s text:c="3"/>2,465</text:p>
          </table:table-cell>
          <table:table-cell table:style-name="ce58" office:value-type="float" office:value="1329" calcext:value-type="float">
            <text:p><text:s text:c="3"/>1,329</text:p>
          </table:table-cell>
          <table:table-cell table:style-name="ce58" office:value-type="float" office:value="1136" calcext:value-type="float">
            <text:p><text:s text:c="3"/>1,136</text:p>
          </table:table-cell>
          <table:table-cell table:style-name="ce58" office:value-type="float" office:value="142" calcext:value-type="float">
            <text:p><text:s text:c="3"/>142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58" office:value-type="float" office:value="2653" calcext:value-type="float">
            <text:p><text:s text:c="3"/>2,653</text:p>
          </table:table-cell>
          <table:table-cell table:style-name="ce58" office:value-type="float" office:value="1702" calcext:value-type="float">
            <text:p><text:s text:c="3"/>1,702</text:p>
          </table:table-cell>
          <table:table-cell table:style-name="ce58" office:value-type="float" office:value="951" calcext:value-type="float">
            <text:p><text:s text:c="3"/>951</text:p>
          </table:table-cell>
          <table:table-cell table:style-name="ce58" office:value-type="float" office:value="2516" calcext:value-type="float">
            <text:p><text:s text:c="3"/>2,516</text:p>
          </table:table-cell>
          <table:table-cell table:style-name="ce58" office:value-type="float" office:value="1695" calcext:value-type="float">
            <text:p><text:s text:c="3"/>1,695</text:p>
          </table:table-cell>
          <table:table-cell table:style-name="ce58" office:value-type="float" office:value="821" calcext:value-type="float">
            <text:p><text:s text:c="3"/>821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1114" calcext:value-type="float">
            <text:p><text:s text:c="3"/>1,114</text:p>
          </table:table-cell>
          <table:table-cell table:number-columns-repeated="2" table:style-name="ce58" office:value-type="float" office:value="1100" calcext:value-type="float">
            <text:p><text:s text:c="3"/>1,10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6253" calcext:value-type="float">
            <text:p><text:s text:c="3"/>6,2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3" calcext:value-type="float">
            <text:p><text:s text:c="3"/>12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number-columns-repeated="2" table:style-name="ce60" office:value-type="float" office:value="3258" calcext:value-type="float">
            <text:p><text:s text:c="3"/>3,2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number-columns-repeated="2" table:style-name="ce60" office:value-type="float" office:value="3227" calcext:value-type="float">
            <text:p><text:s text:c="3"/>3,2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2995" calcext:value-type="float">
            <text:p><text:s text:c="3"/>2,9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2903" calcext:value-type="float">
            <text:p><text:s text:c="3"/>2,9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92" calcext:value-type="float">
            <text:p><text:s text:c="3"/>9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52" calcext:value-type="float">
            <text:p><text:s text:c="3"/>8,452</text:p>
          </table:table-cell>
          <table:table-cell table:style-name="ce59" office:value-type="float" office:value="7813" calcext:value-type="float">
            <text:p><text:s text:c="3"/>7,813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326" calcext:value-type="float">
            <text:p><text:s text:c="3"/>8,326</text:p>
          </table:table-cell>
          <table:table-cell table:style-name="ce59" office:value-type="float" office:value="7691" calcext:value-type="float">
            <text:p><text:s text:c="3"/>7,691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91" calcext:value-type="float">
            <text:p><text:s text:c="3"/>4,191</text:p>
          </table:table-cell>
          <table:table-cell table:style-name="ce60" office:value-type="float" office:value="4090" calcext:value-type="float">
            <text:p><text:s text:c="3"/>4,090</text:p>
          </table:table-cell>
          <table:table-cell table:style-name="ce60" office:value-type="float" office:value="4087" calcext:value-type="float">
            <text:p><text:s text:c="3"/>4,08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4064" calcext:value-type="float">
            <text:p><text:s text:c="3"/>4,064</text:p>
          </table:table-cell>
          <table:table-cell table:style-name="ce60" office:value-type="float" office:value="4061" calcext:value-type="float">
            <text:p><text:s text:c="3"/>4,06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61" calcext:value-type="float">
            <text:p><text:s text:c="3"/>4,261</text:p>
          </table:table-cell>
          <table:table-cell table:number-columns-repeated="2" table:style-name="ce60" office:value-type="float" office:value="3723" calcext:value-type="float">
            <text:p><text:s text:c="3"/>3,7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number-columns-repeated="2" table:style-name="ce60" office:value-type="float" office:value="3627" calcext:value-type="float">
            <text:p><text:s text:c="3"/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92" calcext:value-type="float">
            <text:p><text:s text:c="3"/>8,192</text:p>
          </table:table-cell>
          <table:table-cell table:style-name="ce59" office:value-type="float" office:value="8190" calcext:value-type="float">
            <text:p><text:s text:c="3"/>8,19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8712" calcext:value-type="float">
            <text:p><text:s text:c="3"/>8,712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8052" calcext:value-type="float">
            <text:p><text:s text:c="3"/>8,0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281" calcext:value-type="float">
            <text:p><text:s text:c="3"/>4,281</text:p>
          </table:table-cell>
          <table:table-cell table:style-name="ce60" office:value-type="float" office:value="4280" calcext:value-type="float">
            <text:p><text:s text:c="3"/>4,28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4250" calcext:value-type="float">
            <text:p><text:s text:c="3"/>4,250</text:p>
          </table:table-cell>
          <table:table-cell table:style-name="ce60" office:value-type="float" office:value="4249" calcext:value-type="float">
            <text:p><text:s text:c="3"/>4,2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66" calcext:value-type="float">
            <text:p><text:s text:c="3"/>4,466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3910" calcext:value-type="float">
            <text:p><text:s text:c="3"/>3,9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78" calcext:value-type="float">
            <text:p><text:s text:c="3"/>278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356" calcext:value-type="float">
            <text:p><text:s text:c="3"/>4,356</text:p>
          </table:table-cell>
          <table:table-cell table:style-name="ce60" office:value-type="float" office:value="3804" calcext:value-type="float">
            <text:p><text:s text:c="3"/>3,804</text:p>
          </table:table-cell>
          <table:table-cell table:style-name="ce60" office:value-type="float" office:value="3803" calcext:value-type="float">
            <text:p><text:s text:c="3"/>3,8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68" calcext:value-type="float">
            <text:p><text:s text:c="3"/>8,668</text:p>
          </table:table-cell>
          <table:table-cell table:number-columns-repeated="2" table:style-name="ce59" office:value-type="float" office:value="8014" calcext:value-type="float">
            <text:p><text:s text:c="3"/>8,01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72" calcext:value-type="float">
            <text:p><text:s text:c="3"/>372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307" calcext:value-type="float">
            <text:p><text:s text:c="3"/>307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506" calcext:value-type="float">
            <text:p><text:s text:c="3"/>8,506</text:p>
          </table:table-cell>
          <table:table-cell table:number-columns-repeated="2" table:style-name="ce59" office:value-type="float" office:value="7855" calcext:value-type="float">
            <text:p><text:s text:c="3"/>7,8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59" calcext:value-type="float">
            <text:p><text:s text:c="3"/>15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83" calcext:value-type="float">
            <text:p><text:s text:c="3"/>4,283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4135" calcext:value-type="float">
            <text:p><text:s text:c="3"/>4,1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number-columns-repeated="2" table:style-name="ce60" office:value-type="float" office:value="3851" calcext:value-type="float">
            <text:p><text:s text:c="3"/>3,85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53" calcext:value-type="float">
            <text:p><text:s text:c="3"/>4,253</text:p>
          </table:table-cell>
          <table:table-cell table:number-columns-repeated="2" table:style-name="ce60" office:value-type="float" office:value="3720" calcext:value-type="float">
            <text:p><text:s text:c="3"/>3,7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1" calcext:value-type="float">
            <text:p><text:s text:c="3"/>221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95" calcext:value-type="float">
            <text:p><text:s text:c="3"/>29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number-columns-repeated="2" table:style-name="ce60" office:value-type="float" office:value="131" calcext:value-type="float">
            <text:p><text:s text:c="3"/>1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64" calcext:value-type="float">
            <text:p><text:s text:c="3"/>9,064</text:p>
          </table:table-cell>
          <table:table-cell table:number-columns-repeated="2" table:style-name="ce59" office:value-type="float" office:value="8422" calcext:value-type="float">
            <text:p><text:s text:c="3"/>8,42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912" calcext:value-type="float">
            <text:p><text:s text:c="3"/>8,912</text:p>
          </table:table-cell>
          <table:table-cell table:number-columns-repeated="2" table:style-name="ce59" office:value-type="float" office:value="8275" calcext:value-type="float">
            <text:p><text:s text:c="3"/>8,2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7" calcext:value-type="float">
            <text:p><text:s text:c="3"/>147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number-columns-repeated="2" table:style-name="ce60" office:value-type="float" office:value="4379" calcext:value-type="float">
            <text:p><text:s text:c="3"/>4,37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4343" calcext:value-type="float">
            <text:p><text:s text:c="3"/>4,3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0" calcext:value-type="float">
            <text:p><text:s text:c="3"/>4,570</text:p>
          </table:table-cell>
          <table:table-cell table:number-columns-repeated="2" table:style-name="ce60" office:value-type="float" office:value="4043" calcext:value-type="float">
            <text:p><text:s text:c="3"/>4,04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3932" calcext:value-type="float">
            <text:p><text:s text:c="3"/>3,93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8" calcext:value-type="float">
            <text:p><text:s text:c="3"/>228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24" calcext:value-type="float">
            <text:p><text:s text:c="3"/>9,124</text:p>
          </table:table-cell>
          <table:table-cell table:style-name="ce59" office:value-type="float" office:value="8436" calcext:value-type="float">
            <text:p><text:s text:c="3"/>8,436</text:p>
          </table:table-cell>
          <table:table-cell table:style-name="ce59" office:value-type="float" office:value="8435" calcext:value-type="float">
            <text:p><text:s text:c="3"/>8,43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265" calcext:value-type="float">
            <text:p><text:s text:c="3"/>8,265</text:p>
          </table:table-cell>
          <table:table-cell table:style-name="ce59" office:value-type="float" office:value="8264" calcext:value-type="float">
            <text:p><text:s text:c="3"/>8,26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56" calcext:value-type="float">
            <text:p><text:s text:c="3"/>356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number-columns-repeated="2" table:style-name="ce59" office:value-type="float" office:value="171" calcext:value-type="float">
            <text:p><text:s text:c="3"/>17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22" calcext:value-type="float">
            <text:p><text:s text:c="3"/>4,522</text:p>
          </table:table-cell>
          <table:table-cell table:style-name="ce60" office:value-type="float" office:value="4388" calcext:value-type="float">
            <text:p><text:s text:c="3"/>4,388</text:p>
          </table:table-cell>
          <table:table-cell table:style-name="ce60" office:value-type="float" office:value="4387" calcext:value-type="float">
            <text:p><text:s text:c="3"/>4,38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style-name="ce60" office:value-type="float" office:value="4343" calcext:value-type="float">
            <text:p><text:s text:c="3"/>4,343</text:p>
          </table:table-cell>
          <table:table-cell table:style-name="ce60" office:value-type="float" office:value="4342" calcext:value-type="float">
            <text:p><text:s text:c="3"/>4,34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2" calcext:value-type="float">
            <text:p><text:s text:c="3"/>4,602</text:p>
          </table:table-cell>
          <table:table-cell table:number-columns-repeated="2" table:style-name="ce60" office:value-type="float" office:value="4048" calcext:value-type="float">
            <text:p><text:s text:c="3"/>4,0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76" calcext:value-type="float">
            <text:p><text:s text:c="3"/>4,476</text:p>
          </table:table-cell>
          <table:table-cell table:number-columns-repeated="2" table:style-name="ce60" office:value-type="float" office:value="3922" calcext:value-type="float">
            <text:p><text:s text:c="3"/>3,92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26" calcext:value-type="float">
            <text:p><text:s text:c="3"/>1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2" calcext:value-type="float">
            <text:p><text:s text:c="3"/>9,012</text:p>
          </table:table-cell>
          <table:table-cell table:style-name="ce59" office:value-type="float" office:value="8355" calcext:value-type="float">
            <text:p><text:s text:c="3"/>8,355</text:p>
          </table:table-cell>
          <table:table-cell table:style-name="ce59" office:value-type="float" office:value="8353" calcext:value-type="float">
            <text:p><text:s text:c="3"/>8,35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number-columns-repeated="2" table:style-name="ce59" office:value-type="float" office:value="136" calcext:value-type="float">
            <text:p><text:s text:c="3"/>1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44" calcext:value-type="float">
            <text:p><text:s text:c="3"/>8,844</text:p>
          </table:table-cell>
          <table:table-cell table:style-name="ce59" office:value-type="float" office:value="8187" calcext:value-type="float">
            <text:p><text:s text:c="3"/>8,187</text:p>
          </table:table-cell>
          <table:table-cell table:style-name="ce59" office:value-type="float" office:value="8185" calcext:value-type="float">
            <text:p><text:s text:c="3"/>8,1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number-columns-repeated="2" table:style-name="ce59" office:value-type="float" office:value="136" calcext:value-type="float">
            <text:p><text:s text:c="3"/>1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68" calcext:value-type="float">
            <text:p><text:s text:c="3"/>16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4353" calcext:value-type="float">
            <text:p><text:s text:c="3"/>4,353</text:p>
          </table:table-cell>
          <table:table-cell table:style-name="ce60" office:value-type="float" office:value="4351" calcext:value-type="float">
            <text:p><text:s text:c="3"/>4,35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style-name="ce60" office:value-type="float" office:value="4303" calcext:value-type="float">
            <text:p><text:s text:c="3"/>4,303</text:p>
          </table:table-cell>
          <table:table-cell table:style-name="ce60" office:value-type="float" office:value="4301" calcext:value-type="float">
            <text:p><text:s text:c="3"/>4,30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3" table:style-name="ce60" office:value-type="float" office:value="50" calcext:value-type="float">
            <text:p><text:s text:c="3"/>5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4002" calcext:value-type="float">
            <text:p><text:s text:c="3"/>4,00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22" calcext:value-type="float">
            <text:p><text:s text:c="3"/>4,422</text:p>
          </table:table-cell>
          <table:table-cell table:number-columns-repeated="2" table:style-name="ce60" office:value-type="float" office:value="3884" calcext:value-type="float">
            <text:p><text:s text:c="3"/>3,88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6" calcext:value-type="float">
            <text:p><text:s text:c="3"/>2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72" calcext:value-type="float">
            <text:p><text:s text:c="3"/>8,972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3" calcext:value-type="float">
            <text:p><text:s text:c="3"/>8,32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8858" calcext:value-type="float">
            <text:p><text:s text:c="3"/>8,858</text:p>
          </table:table-cell>
          <table:table-cell table:style-name="ce59" office:value-type="float" office:value="8211" calcext:value-type="float">
            <text:p><text:s text:c="3"/>8,211</text:p>
          </table:table-cell>
          <table:table-cell table:style-name="ce59" office:value-type="float" office:value="8210" calcext:value-type="float">
            <text:p><text:s text:c="3"/>8,21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number-columns-repeated="2" table:style-name="ce59" office:value-type="float" office:value="113" calcext:value-type="float">
            <text:p><text:s text:c="3"/>113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1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47" calcext:value-type="float">
            <text:p><text:s text:c="3"/>4,447</text:p>
          </table:table-cell>
          <table:table-cell table:number-columns-repeated="2" table:style-name="ce60" office:value-type="float" office:value="4327" calcext:value-type="float">
            <text:p><text:s text:c="3"/>4,3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number-columns-repeated="2" table:style-name="ce60" office:value-type="float" office:value="4309" calcext:value-type="float">
            <text:p><text:s text:c="3"/>4,30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18" calcext:value-type="float">
            <text:p><text:s text:c="3"/>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97" calcext:value-type="float">
            <text:p><text:s text:c="3"/>3,997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902" calcext:value-type="float">
            <text:p><text:s text:c="3"/>3,902</text:p>
          </table:table-cell>
          <table:table-cell table:style-name="ce60" office:value-type="float" office:value="3901" calcext:value-type="float">
            <text:p><text:s text:c="3"/>3,90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804" calcext:value-type="float">
            <text:p><text:s text:c="3"/>8,804</text:p>
          </table:table-cell>
          <table:table-cell table:number-columns-repeated="2" table:style-name="ce59" office:value-type="float" office:value="8137" calcext:value-type="float">
            <text:p><text:s text:c="3"/>8,13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89" calcext:value-type="float">
            <text:p><text:s text:c="3"/>289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660" calcext:value-type="float">
            <text:p><text:s text:c="3"/>8,660</text:p>
          </table:table-cell>
          <table:table-cell table:number-columns-repeated="2" table:style-name="ce59" office:value-type="float" office:value="7996" calcext:value-type="float">
            <text:p><text:s text:c="3"/>7,99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7" calcext:value-type="float">
            <text:p><text:s text:c="3"/>287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1" calcext:value-type="float">
            <text:p><text:s text:c="3"/>14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58" calcext:value-type="float">
            <text:p><text:s text:c="3"/>4,358</text:p>
          </table:table-cell>
          <table:table-cell table:number-columns-repeated="2" table:style-name="ce60" office:value-type="float" office:value="4249" calcext:value-type="float">
            <text:p><text:s text:c="3"/>4,2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number-columns-repeated="2" table:style-name="ce60" office:value-type="float" office:value="4223" calcext:value-type="float">
            <text:p><text:s text:c="3"/>4,2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46" calcext:value-type="float">
            <text:p><text:s text:c="3"/>4,446</text:p>
          </table:table-cell>
          <table:table-cell table:number-columns-repeated="2" table:style-name="ce60" office:value-type="float" office:value="3888" calcext:value-type="float">
            <text:p><text:s text:c="3"/>3,88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330" calcext:value-type="float">
            <text:p><text:s text:c="3"/>4,330</text:p>
          </table:table-cell>
          <table:table-cell table:number-columns-repeated="2" table:style-name="ce60" office:value-type="float" office:value="3773" calcext:value-type="float">
            <text:p><text:s text:c="3"/>3,77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22" calcext:value-type="float">
            <text:p><text:s text:c="3"/>9,022</text:p>
          </table:table-cell>
          <table:table-cell table:number-columns-repeated="2" table:style-name="ce59" office:value-type="float" office:value="8378" calcext:value-type="float">
            <text:p><text:s text:c="3"/>8,3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868" calcext:value-type="float">
            <text:p><text:s text:c="3"/>8,868</text:p>
          </table:table-cell>
          <table:table-cell table:number-columns-repeated="2" table:style-name="ce59" office:value-type="float" office:value="8227" calcext:value-type="float">
            <text:p><text:s text:c="3"/>8,22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1" calcext:value-type="float">
            <text:p><text:s text:c="3"/>15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8" calcext:value-type="float">
            <text:p><text:s text:c="3"/>4,478</text:p>
          </table:table-cell>
          <table:table-cell table:number-columns-repeated="2" table:style-name="ce60" office:value-type="float" office:value="4366" calcext:value-type="float">
            <text:p><text:s text:c="3"/>4,36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number-columns-repeated="2" table:style-name="ce60" office:value-type="float" office:value="4324" calcext:value-type="float">
            <text:p><text:s text:c="3"/>4,32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4" calcext:value-type="float">
            <text:p><text:s text:c="3"/>4,544</text:p>
          </table:table-cell>
          <table:table-cell table:number-columns-repeated="2" table:style-name="ce60" office:value-type="float" office:value="4012" calcext:value-type="float">
            <text:p><text:s text:c="3"/>4,0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4434" calcext:value-type="float">
            <text:p><text:s text:c="3"/>4,434</text:p>
          </table:table-cell>
          <table:table-cell table:number-columns-repeated="2" table:style-name="ce60" office:value-type="float" office:value="3903" calcext:value-type="float">
            <text:p><text:s text:c="3"/>3,9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number-columns-repeated="2" table:style-name="ce60" office:value-type="float" office:value="109" calcext:value-type="float">
            <text:p><text:s text:c="3"/>109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98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205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205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69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9離-年月別'.$A$1" table:cell-range-address="$'09離-設籍情形'.$A$1:.$BG$108" table:range-usable-as="print-range"/>
          <table:named-expression table:name="Excel_BuiltIn_Print_Titles" table:base-cell-address="$'09離-年月別'.$A$1" table:expression="[$'09離-設籍情形'.$A:.$B];[$'09離-設籍情形'.$1:.$6]"/>
        </table:named-expressions>
      </table:table>
      <table:named-expressions>
        <table:named-expression table:name="Excel_BuiltIn_Print_Area" table:base-cell-address="$'09離-年月別'.$A$1" table:expression="['file://192.168.167.105/d/Documents%20and%20Settings/Administrator/%E6%A1%8C%E9%9D%A2/%E8%8B%97%E6%A0%97.xls'#$''.$V$7:.$AW$43]"/>
        <table:named-expression table:name="NAME" table:base-cell-address="$'09離-年月別'.$A$1" table:expression="['file://192.168.167.105/d/Documents%20and%20Settings/Administrator/%E6%A1%8C%E9%9D%A2/%E8%8B%97%E6%A0%97.xls'#$''.$BZ$11:.$CA$39]"/>
        <table:named-expression table:name="PRINT_AREA_MI" table:base-cell-address="$'09離-年月別'.$A$1" table:expression="['file://192.168.167.105/d/Documents%20and%20Settings/Administrator/%E6%A1%8C%E9%9D%A2/%E8%8B%97%E6%A0%97.xls'#$''.$V$7:.$AW$43]"/>
        <table:named-expression table:name="P_1" table:base-cell-address="$'09離-年月別'.$A$1" table:expression="['file://192.168.167.105/d/Documents%20and%20Settings/Administrator/%E6%A1%8C%E9%9D%A2/%E8%8B%97%E6%A0%97.xls'#$''.$A$7:.$U$40]"/>
        <table:named-expression table:name="P_11" table:base-cell-address="$'09離-年月別'.$A$1" table:expression="['file://192.168.167.105/d/Documents%20and%20Settings/Administrator/%E6%A1%8C%E9%9D%A2/%E8%8B%97%E6%A0%97.xls'#$''.$A$87:.$M$119]"/>
        <table:named-expression table:name="P_2" table:base-cell-address="$'09離-年月別'.$A$1" table:expression="['file://192.168.167.105/d/Documents%20and%20Settings/Administrator/%E6%A1%8C%E9%9D%A2/%E8%8B%97%E6%A0%97.xls'#$''.$V$7:.$AW$43]"/>
        <table:named-expression table:name="\a" table:base-cell-address="$'09離-年月別'.$A$1" table:expression="['file://192.168.167.105/d/Documents%20and%20Settings/Administrator/%E6%A1%8C%E9%9D%A2/%E8%8B%97%E6%A0%97.xls'#$''.$B$80]"/>
        <table:named-expression table:name="\b" table:base-cell-address="$'09離-年月別'.$A$1" table:expression="['file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 loext:blank-width-char="("> </number:text>
      <number:fill-character> </number:fill-character>
      <number:text loext:blank-width-char=")1">- </number:text>
    </number:number-style>
    <number:text-style style:name="N169">
      <number:text loext:blank-width-char="("> </number:text>
      <number:text-content/>
      <number:text loext:blank-width-char=")"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1P2" style:volatile="true">
      <number:text loext:blank-width-char="-"> </number:text>
      <number:fill-character> </number:fill-character>
      <number:text loext:blank-width-char="-1">- </number:text>
    </number:number-style>
    <number:text-style style:name="N161">
      <number:text loext:blank-width-char="-"> </number:text>
      <number:text-content/>
      <number:text loext:blank-width-char="-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 loext:blank-width-char=")"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–</number:text>
      <number:number number:decimal-places="2" number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–</number:text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2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</number:number-style>
    <number:number-style style:name="N173P1" style:volatile="true">
      <number:text>-</number:text>
      <number:number number:decimal-places="0" number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number number:decimal-places="0" number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5P1" style:volatile="true">
      <number:text>－  </number:text>
      <number:number number:decimal-places="0" number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縣市別" style:display-name="PageStyle_09離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29T17:02:57</dc:date>
    <meta:print-date>2022-06-29T17:02:50</meta:print-date>
    <meta:document-statistic meta:table-count="3" meta:cell-count="9719" meta:object-count="0"/>
    <meta:generator>LibreOffice/24.2.7.2$Linux_X86_64 LibreOffice_project/420$Build-2</meta:generator>
  </office:meta>
</office:document-meta>
</file>